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7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8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0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Ari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1022" table:default-cell-style-name="ce9"/>
        <table:table-column table:style-name="co3" table:default-cell-style-name="Default"/>
        <table:table-row table:style-name="ro2">
          <table:table-cell table:style-name="ce1" office:value-type="string">
            <text:p>TASKS</text:p>
          </table:table-cell>
          <table:table-cell table:style-name="ce5" office:value-type="string">
            <text:p>(JEFF)</text:p>
          </table:table-cell>
          <table:table-cell table:style-name="ce5" office:value-type="string">
            <text:p>(KURT)</text:p>
          </table:table-cell>
          <table:table-cell table:style-name="ce5" office:value-type="string">
            <text:p>(MATT)</text:p>
          </table:table-cell>
          <table:table-cell table:style-name="ce5" office:value-type="string">
            <text:p>(LUCIAN)</text:p>
            <text:p>(DAVID)</text:p>
            <text:p>(MAYA)</text:p>
          </table:table-cell>
          <table:table-cell table:style-name="ce5" office:value-type="string">
            <text:p>(TIM)</text:p>
          </table:table-cell>
          <table:table-cell table:style-name="ce5" office:value-type="string">
            <text:p>Recently Completed</text:p>
          </table:table-cell>
          <table:table-cell table:style-name="Default" table:number-columns-repeated="1016"/>
          <table:table-cell/>
        </table:table-row>
        <table:table-row table:style-name="ro2">
          <table:table-cell table:style-name="ce2" office:value-type="string">
            <text:p><text:span text:style-name="T1">LEGEND</text:span></text:p>
            <text:p><text:span text:style-name="T2"/></text:p>
            <text:p><text:span text:style-name="T2">Red = High Priority</text:span></text:p>
            <text:p><text:span text:style-name="T3">Orange = Medium Priority</text:span></text:p>
            <text:p><text:span text:style-name="T3">Yellow = Low Priority</text:span></text:p>
            <text:p><text:span text:style-name="T3">Green = Complete</text:span></text:p>
          </table:table-cell>
          <table:table-cell table:style-name="ce6" office:value-type="string">
            <text:p>The info menu antelopes need to be reassigned. <text:s/>They are now linked to the proxy card def Kurt made. <text:s/>For example: "Addax" no longer refers to the male Addax, all males now have "_M" in their naming convention.</text:p>
          </table:table-cell>
          <table:table-cell table:style-name="ce6" office:value-type="string">
            <text:p>Music and Voice settings from the settings menu bug, are not affecting volume.</text:p>
            <text:p><text:span text:style-name="T4"/></text:p>
          </table:table-cell>
          <table:table-cell table:style-name="ce6" office:value-type="string">
            <text:p>Assign texture paths for facts and scales. </text:p>
          </table:table-cell>
          <table:table-cell table:style-name="ce6" office:value-type="string">
            <text:p>Voice missing antelopes: "Blue Wildebeest", <text:s/>"Blesbok", "Hunter's Antelope"</text:p>
          </table:table-cell>
          <table:table-cell table:style-name="ce7" office:value-type="string">
            <text:p>Setup a bug tracking website before December 1st.</text:p>
          </table:table-cell>
          <table:table-cell table:style-name="ce10" office:value-type="string">
            <text:p>Gender icon with white outlines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Setup tutorial that auto plays for the first time game starts. <text:s/>Have a button to disable / skip(during tutorial) and an option accessed later in the settings menu to turn it back on again. <text:s/>Splash masaai stays and moves to the left.</text:p>
          </table:table-cell>
          <table:table-cell table:style-name="ce6" office:value-type="string">
            <text:p>After entering info page or and then going into the game settings menu bug. <text:s/>Prevent pressing back in game now returns player to the info page.</text:p>
          </table:table-cell>
          <table:table-cell table:style-name="ce6" office:value-type="string">
            <text:p>Make new backgrounds per region using current assets.</text:p>
          </table:table-cell>
          <table:table-cell table:style-name="ce6" office:value-type="string">
            <text:p>New lioness roar.</text:p>
          </table:table-cell>
          <table:table-cell table:style-name="Default"/>
          <table:table-cell table:style-name="ce10" office:value-type="string">
            <text:p>Lower volume of card shuffle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Masaai tutorial can auto go to eastern africa on "baby" mode and force the player to click on what is needed.</text:p>
          </table:table-cell>
          <table:table-cell table:style-name="ce6" office:value-type="string">
            <text:p>Text "Click a region to begin" for pc build and <text:s/>"Tap a region to begin" for mobile.</text:p>
          </table:table-cell>
          <table:table-cell table:style-name="ce6" office:value-type="string">
            <text:p>Make specific assets for backgrounds to have each area stand out.</text:p>
          </table:table-cell>
          <table:table-cell table:style-name="ce6" office:value-type="string">
            <text:p>Voice a tutorial.</text:p>
          </table:table-cell>
          <table:table-cell table:style-name="Default"/>
          <table:table-cell table:style-name="ce10" office:value-type="string">
            <text:p>Set randomize script to choose either the male only or female only of any antelope per match. <text:s/>Alternative, may be fine to instead display the gender icon with each antelope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Implement button to cycle between facts / distribution / scales. </text:p>
          </table:table-cell>
          <table:table-cell table:style-name="ce6" office:value-type="string">
            <text:p>After clicking an antelope, then the lion, then the correct antelope, the last antelope runs off and the other antelope stays and is unclickable.</text:p>
          </table:table-cell>
          <table:table-cell table:style-name="ce7" office:value-type="string">
            <text:p>Update all fonts.</text:p>
          </table:table-cell>
          <table:table-cell table:style-name="ce7" office:value-type="string">
            <text:p>New antelope grunts for small, medium, and large.</text:p>
          </table:table-cell>
          <table:table-cell table:style-name="Default"/>
          <table:table-cell table:style-name="ce10" office:value-type="string">
            <text:p>Setup antelopes to have the male and female hooked up in the proxy that Kurt is making. <text:s/>Use _M for males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Add "Info Scale Texture" and "Info Distribution Texture" to card defs for antelopes.</text:p>
          </table:table-cell>
          <table:table-cell table:style-name="ce6" office:value-type="string">
            <text:p>Cards should not be able to be clicked after losing.</text:p>
          </table:table-cell>
          <table:table-cell table:style-name="ce7" office:value-type="string">
            <text:p>Some screen effect or notification to let player know they can click on the info map to see other facts.</text:p>
          </table:table-cell>
          <table:table-cell table:style-name="ce7" office:value-type="string">
            <text:p>New antelope sounds? <text:s/>Currently just modulated.</text:p>
          </table:table-cell>
          <table:table-cell table:style-name="Default"/>
          <table:table-cell table:style-name="ce10" office:value-type="string">
            <text:p>Reassign all antelopes per region with new proxy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/>
          <table:table-cell table:style-name="ce6" office:value-type="string">
            <text:p>Add Rhizome Publishing logo to start of app after it says made by unity.(C:\Hunter\Work\CardMatchingGame\Assets\Resources\UI\RhizomeSplashLogo.tga)</text:p>
          </table:table-cell>
          <table:table-cell table:style-name="ce6" office:value-type="string">
            <text:p>The "GO" doesnt show up on the second try after losing.</text:p>
          </table:table-cell>
          <table:table-cell table:style-name="ce7" office:value-type="string">
            <text:p>Have Masaai splash animate lips talking.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ce7" office:value-type="string">
            <text:p>Have a mobile, web, pc, mac build ready for testers before December 1st.</text:p>
          </table:table-cell>
          <table:table-cell table:style-name="ce7" office:value-type="string">
            <text:p>Have a setting to turn on color blind mode.</text:p>
          </table:table-cell>
          <table:table-cell table:style-name="ce8" office:value-type="string">
            <text:p>Lioness warning somehow, may be show them take over cards in the beginning and roar to scare antelope away.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/>
          <table:table-cell table:style-name="ce7" office:value-type="string">
            <text:p>Add splash hyena sound.</text:p>
          </table:table-cell>
          <table:table-cell table:style-name="ce7" office:value-type="string">
            <text:p>Have a setting to turn off tutorial or hints.</text:p>
          </table:table-cell>
          <table:table-cell table:style-name="ce8" office:value-type="string">
            <text:p>Have Masaai jump.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/>
          <table:table-cell table:style-name="ce8" office:value-type="string">
            <text:p>Bug where antelope runs from back of card, difficult to reproduce...(While lioness is out in either medium or hard).</text:p>
          </table:table-cell>
          <table:table-cell table:style-name="ce7" office:value-type="string">
            <text:p>Add credits page in main settings menu that either is static, scrolls vertically, or shows one person at a time and fades then fades to the next person, etc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/>
          <table:table-cell table:style-name="ce8" office:value-type="string">
            <text:p>Fix brightness of return icon at night. <text:s/>Tried doing it in Unity, but tint affects all times of day.</text:p>
          </table:table-cell>
          <table:table-cell table:style-name="ce7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/>
          <table:table-cell table:style-name="ce8" office:value-type="string">
            <text:p>Sometimes the info page stops speaking the names of antelope.</text:p>
          </table:table-cell>
          <table:table-cell table:style-name="ce8" office:value-type="string">
            <text:p>Add setting for enabling an in game timer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/>
          <table:table-cell table:style-name="ce8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ce8" office:value-type="string">
            <text:p>Set lioness as an option in settings menu and default to off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8" office:value-type="string">
            <text:p>Set lioness to turn back over instead of staying up.</text:p>
          </table:table-cell>
          <table:table-cell table:style-name="Default" table:number-columns-repeated="3"/>
          <table:table-cell table:number-columns-repeated="1018"/>
        </table:table-row>
        <table:table-row table:style-name="ro2" table:number-rows-repeated="29">
          <table:table-cell table:style-name="Default" table:number-columns-repeated="6"/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6">
          <table:table-cell table:style-name="Default" table:number-columns-repeated="6"/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10/19/2018</text:date>, <text:time>21:1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31M41S</meta:editing-duration>
    <meta:editing-cycles>86</meta:editing-cycles>
    <meta:generator>OpenOffice/4.1.5$Win32 OpenOffice.org_project/415m1$Build-9789</meta:generator>
    <dc:date>2018-10-19T21:17:18.17</dc:date>
    <dc:creator>Matt Hunter</dc:creator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